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Plantagenet Cherokee" svg:font-family="'Plantagenet Cherokee'" style:font-pitch="variable"/>
    <style:font-face style:name="Trajan Pro" svg:font-family="'Trajan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fo:font-size="48pt" style:font-size-asian="48pt" style:font-size-complex="48pt"/>
    </style:style>
    <style:style style:name="P4" style:family="paragraph" style:parent-style-name="Standard">
      <style:paragraph-properties fo:text-align="center" style:justify-single-word="false"/>
      <style:text-properties style:font-name="Plantagenet Cherokee" fo:font-size="48pt" style:font-size-asian="48pt" style:font-size-complex="48pt"/>
    </style:style>
    <style:style style:name="P5" style:family="paragraph" style:parent-style-name="Standard">
      <style:paragraph-properties fo:text-align="center" style:justify-single-word="false"/>
      <style:text-properties style:font-name="Plantagenet Cherokee"/>
    </style:style>
    <style:style style:name="P6" style:family="paragraph" style:parent-style-name="Standard">
      <style:paragraph-properties fo:text-align="center" style:justify-single-word="false"/>
      <style:text-properties style:font-name="Plantagenet Cherokee" fo:font-size="18pt" style:font-size-asian="18pt" style:font-size-complex="18pt"/>
    </style:style>
    <style:style style:name="P7" style:family="paragraph" style:parent-style-name="Standard">
      <style:paragraph-properties fo:text-align="end" style:justify-single-word="false"/>
      <style:text-properties style:font-name="Plantagenet Cherokee" fo:font-size="16pt" style:font-size-asian="16pt" style:font-size-complex="16pt"/>
    </style:style>
    <style:style style:name="P8" style:family="paragraph" style:parent-style-name="Standard">
      <style:paragraph-properties fo:text-align="end" style:justify-single-word="false"/>
      <style:text-properties fo:font-size="16pt" style:font-size-asian="16pt" style:font-size-complex="16pt"/>
    </style:style>
    <style:style style:name="P9" style:family="paragraph" style:parent-style-name="Standard">
      <style:text-properties style:font-name="Trajan Pro"/>
    </style:style>
    <style:style style:name="P10" style:family="paragraph" style:parent-style-name="Standard">
      <style:paragraph-properties fo:text-align="center" style:justify-single-word="false"/>
      <style:text-properties style:font-name="Trajan Pro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text-properties style:font-name="Trajan Pro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rajan Pro" style:text-underline-style="none"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rajan Pro" style:text-underline-style="non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rajan Pro"/>
    </style:style>
    <style:style style:name="T3" style:family="text">
      <style:text-properties style:font-name="Trajan Pro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4">INFOME PRÁCTICA </text:p>
      <text:p text:style-name="P4">3</text:p>
      <text:p text:style-name="P5"/>
      <text:p text:style-name="P6">DESARROLLO DE SISTEMAS INFORMÁTICOS</text:p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>SERGIO AFONSO GARCIA</text:p>
      <text:p text:style-name="P7">ALU3877</text:p>
      <text:p text:style-name="P7">3ºGRADO I. INFORMÁTICA</text:p>
      <text:p text:style-name="P7"/>
      <text:p text:style-name="P8"/>
      <text:p text:style-name="Standard"/>
      <text:p text:style-name="Standard"/>
      <text:p text:style-name="Standard"/>
      <text:p text:style-name="Standard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</text:p>
      <text:p text:style-name="P10">UNA APLICACION DEMO EN RAILS Y DJANGO</text:p>
      <text:p text:style-name="P9"/>
      <text:p text:style-name="P9">En la primera parte de la práctica nos disponemos a realizar los primeros pasos para la creacion de una aplicación demo en Ruby on Rails.</text:p>
      <text:p text:style-name="P9">Para ello seguiremos el tutorial de Ruby on Rails aportado en la asignatura.</text:p>
      <text:p text:style-name="P9"/>
      <text:p text:style-name="P9">Primero se realiza estos primeros pasos:</text:p>
      <text:p text:style-name="P9"/>
      <text:p text:style-name="P9"><text:tab/><text:span text:style-name="T1">$mkdir rails_projects //Creación de la carpetas de proyecto</text:span></text:p>
      <text:p text:style-name="P11"><text:tab/>$ cd rails_projects</text:p>
      <text:p text:style-name="P11"><text:tab/>$ rails new demo_app //Utilizamos el Framework rails para la creacion del proyecto</text:p>
      <text:p text:style-name="P11">rails.</text:p>
      <text:p text:style-name="P11"><text:tab/>$ cd demo_app</text:p>
      <text:p text:style-name="P11"/>
      <text:p text:style-name="P9">Ahora modificamos el archivo Gemfile que se encuentra en el directorio demo_app</text:p>
      <text:p text:style-name="P9"/>
      <text:p text:style-name="P9"><text:tab/><text:span text:style-name="T1">source 'https://rubygems.org'</text:span></text:p>
      <text:p text:style-name="P11"><text:tab/>gem 'rails', '3.2.12'</text:p>
      <text:p text:style-name="P11"><text:tab/>group :development do</text:p>
      <text:p text:style-name="P11"><text:tab/><text:tab/>gem 'sqlite3', '1.3.5'</text:p>
      <text:p text:style-name="P11"><text:tab/>end</text:p>
      <text:p text:style-name="P11"><text:tab/></text:p>
      <text:p text:style-name="P11"><text:tab/># Gems used only for assets and not required</text:p>
      <text:p text:style-name="P11"><text:tab/># in production environments by default.</text:p>
      <text:p text:style-name="P11"><text:tab/>group :assets do</text:p>
      <text:p text:style-name="P11"><text:tab/><text:tab/>gem 'sass­rails', '3.2.5'</text:p>
      <text:p text:style-name="P11"><text:tab/><text:tab/>gem 'coffee­rails', '3.2.2'</text:p>
      <text:p text:style-name="P11"><text:tab/><text:tab/>gem 'uglifier', '1.2.3'</text:p>
      <text:p text:style-name="P11"><text:tab/>end</text:p>
      <text:p text:style-name="P11"><text:tab/></text:p>
      <text:p text:style-name="P11"><text:tab/>gem 'jquery­rails', '2.0.2'</text:p>
      <text:p text:style-name="P11"><text:tab/>group :production do</text:p>
      <text:p text:style-name="P11"><text:tab/><text:tab/>gem 'pg', '0.12.2'</text:p>
      <text:p text:style-name="P11"><text:tab/>end</text:p>
      <text:p text:style-name="P9"/>
      <text:p text:style-name="P9">Seguidamente actualizamos e instalamos las gemas de la siguiente forma:</text:p>
      <text:p text:style-name="P11"/>
      <text:p text:style-name="P11"><text:tab/>$ bundle update</text:p>
      <text:p text:style-name="P11"><text:tab/>$ bundle install ­­without production</text:p>
      <text:p text:style-name="P9"/>
      <text:p text:style-name="P9"/>
      <text:p text:style-name="P9">Después de realizar estas operaciones se utilizará la herramienta de control de versiones</text:p>
      <text:p text:style-name="P9">GitHub donde se subirán y actualizaran todos los cambios <text:soft-page-break/>realizados en nuestro proyecto.</text:p>
      <text:p text:style-name="P9"/>
      <text:p text:style-name="P9">El siguiente paso consiste en iniciar nuestro servidor Rails. Para ello ejecutaremos:</text:p>
      <text:p text:style-name="P9"/>
      <text:p text:style-name="P9"><text:tab/><text:span text:style-name="T1">$rails server</text:span></text:p>
      <text:p text:style-name="P9"/>
      <text:p text:style-name="P9">Finalmente para verificar la visualización correcta de la aplicación, se abrirá en un navegador</text:p>
      <text:p text:style-name="P9">web con la siguiente dirección:</text:p>
      <text:p text:style-name="P9"/>
      <text:p text:style-name="Standard"><text:span text:style-name="T2"><text:tab/></text:span><text:a xlink:type="simple" xlink:href="http://localhost:3000/"><text:span text:style-name="T3">http://localhost:3000</text:span></text:a></text:p>
      <text:p text:style-name="Standard"><text:span text:style-name="T3"/></text:p>
      <text:p text:style-name="Standard"><text:span text:style-name="T3"/></text:p>
      <text:p text:style-name="P10">Demostración de una Aplicación en Django</text:p>
      <text:p text:style-name="P10"/>
      <text:p text:style-name="P12">En esta segunda parte de la práctica realizaremos los primeros pasos para la creacion de nuestra primera aplicación en Django</text:p>
      <text:p text:style-name="P12"/>
      <text:p text:style-name="P12">El primer paso es crear un nuevo proyecto de la siguiente forma:</text:p>
      <text:p text:style-name="P12"/>
      <text:p text:style-name="P13">$django-admin.py startproject Practica3_Django</text:p>
      <text:p text:style-name="P12"/>
      <text:p text:style-name="P12">Una vez hallamos ejecutado dicha instrucción se creará un directorio con los siguientes archivos:</text:p>
      <text:p text:style-name="P12"/>
      <text:p text:style-name="P13">Practica3_Django/</text:p>
      <text:p text:style-name="P13"><text:tab/>__init__.py</text:p>
      <text:p text:style-name="P13"><text:tab/>manage.py</text:p>
      <text:p text:style-name="P13"><text:tab/>settings.py</text:p>
      <text:p text:style-name="P13"><text:tab/>urls.py</text:p>
      <text:p text:style-name="P12"/>
      <text:p text:style-name="P12">Seguidamente ejecutamos el servidor de la siguiente forma:</text:p>
      <text:p text:style-name="P12"/>
      <text:p text:style-name="P12"><text:tab/><text:span text:style-name="T1">python manage.py runserver 0.0.0.0:8000</text:span></text:p>
      <text:p text:style-name="P12"/>
      <text:p text:style-name="P12">Lo siguiente que habría que hacer es la configuración de la base de datos, cambiando el archivo</text:p>
      <text:p text:style-name="P12">settings.py indicando la base de datos que se va a utilizar y el nombre que es la direccion de la</text:p>
      <text:p text:style-name="P12">carpeta que acontinuacion se indica como hacerlo.Se tiene que crear una carpeta llamada <text:span text:style-name="T1">db </text:span>y</text:p>
      <text:p text:style-name="P12">dentro de ella un archivo vacío con la extensión .db, un ejemplo <text:span text:style-name="T1">bbdd.db</text:span></text:p>
      <text:p text:style-name="P12"/>
      <text:p text:style-name="P12">Cuando se haga esto hay que validar que todo esta correcto y sincronizar la base de datos de la</text:p>
      <text:p text:style-name="P12">siguiente manera:</text:p>
      <text:p text:style-name="P12"><text:tab/></text:p>
      <text:p text:style-name="P12"><text:tab/><text:span text:style-name="T1">python manage.py validate</text:span></text:p>
      <text:p text:style-name="P13"><text:soft-page-break/><text:tab/>python manage.py syncdb</text:p>
      <text:p text:style-name="P12"/>
      <text:p text:style-name="P12">Esta práctica es bastante sencilla de realizar, son ejemplos fáciles que siguiendo las indicaciones se puede seguir fácilmente. El único inconveniente puede ser a la hora de instalar las gemas de ruby puedes tener algún que otro problema con las librerí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Plantagenet Cherokee" svg:font-family="'Plantagenet Cherokee'" style:font-pitch="variable"/>
    <style:font-face style:name="Trajan Pro" svg:font-family="'Trajan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4T15:57:15</meta:creation-date>
    <dc:date>2013-09-05T10:56:32</dc:date>
    <meta:editing-duration>PT9M5S</meta:editing-duration>
    <meta:editing-cycles>2</meta:editing-cycles>
    <meta:generator>OpenOffice.org/3.4.1$Unix OpenOffice.org_project/341m1$Build-9593</meta:generator>
    <meta:document-statistic meta:table-count="0" meta:image-count="0" meta:object-count="0" meta:page-count="4" meta:paragraph-count="66" meta:word-count="440" meta:character-count="2871"/>
  </office:meta>
</office:document-meta>
</file>